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.094cm" style:rel-column-width="620*"/>
    </style:style>
    <style:style style:name="Table1.B" style:family="table-column">
      <style:table-column-properties style:column-width="2.602cm" style:rel-column-width="1476*"/>
    </style:style>
    <style:style style:name="Table1.C" style:family="table-column">
      <style:table-column-properties style:column-width="2.704cm" style:rel-column-width="1534*"/>
    </style:style>
    <style:style style:name="Table1.D" style:family="table-column">
      <style:table-column-properties style:column-width="8.659cm" style:rel-column-width="4913*"/>
    </style:style>
    <style:style style:name="Table1.E" style:family="table-column">
      <style:table-column-properties style:column-width="1.942cm" style:rel-column-width="1102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style:may-break-between-rows="true" table:border-model="collapsing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.094cm" style:rel-column-width="620*"/>
    </style:style>
    <style:style style:name="Table2.B" style:family="table-column">
      <style:table-column-properties style:column-width="2.605cm" style:rel-column-width="1478*"/>
    </style:style>
    <style:style style:name="Table2.C" style:family="table-column">
      <style:table-column-properties style:column-width="2.701cm" style:rel-column-width="1532*"/>
    </style:style>
    <style:style style:name="Table2.D" style:family="table-column">
      <style:table-column-properties style:column-width="8.659cm" style:rel-column-width="4913*"/>
    </style:style>
    <style:style style:name="Table2.E" style:family="table-column">
      <style:table-column-properties style:column-width="1.942cm" style:rel-column-width="110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rsid="000a2eb8" officeooo:paragraph-rsid="000a2eb8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fc2a" officeooo:paragraph-rsid="0016fc2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e44b4" officeooo:paragraph-rsid="000e44b4"/>
    </style:style>
    <style:style style:name="P4" style:family="paragraph" style:parent-style-name="Standard">
      <style:paragraph-properties fo:text-align="start" style:justify-single-word="false"/>
      <style:text-properties officeooo:rsid="000f8bb7" officeooo:paragraph-rsid="000f8bb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8bb7" officeooo:paragraph-rsid="000f8b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8bb7" officeooo:paragraph-rsid="000f8bb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f8bb7" officeooo:paragraph-rsid="000f8bb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4f0c5" officeooo:paragraph-rsid="0024f0c5" style:font-weight-asian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e7c" officeooo:paragraph-rsid="00191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af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a1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240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1f9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91e7c" officeooo:paragraph-rsid="001f98e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91e7c" officeooo:paragraph-rsid="001f98e5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rsid="00230603" officeooo:paragraph-rsid="00230603"/>
    </style:style>
    <style:style style:name="P21" style:family="paragraph" style:parent-style-name="Table_20_Contents">
      <style:paragraph-properties fo:text-align="start" style:justify-single-word="false"/>
      <style:text-properties officeooo:rsid="003155ea" officeooo:paragraph-rsid="003155ea"/>
    </style:style>
    <style:style style:name="P22" style:family="paragraph" style:parent-style-name="Table_20_Contents">
      <style:paragraph-properties fo:text-align="start" style:justify-single-word="false"/>
      <style:text-properties officeooo:rsid="00392c0b" officeooo:paragraph-rsid="00392c0b"/>
    </style:style>
    <style:style style:name="T1" style:family="text">
      <style:text-properties fo:font-weight="normal" officeooo:rsid="00152a31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017aede"/>
    </style:style>
    <style:style style:name="T5" style:family="text">
      <style:text-properties officeooo:rsid="00240b85"/>
    </style:style>
    <style:style style:name="T6" style:family="text">
      <style:text-properties officeooo:rsid="001d0fd2"/>
    </style:style>
    <style:style style:name="T7" style:family="text">
      <style:text-properties officeooo:rsid="001f98e5"/>
    </style:style>
    <style:style style:name="T8" style:family="text">
      <style:text-properties officeooo:rsid="0023c4e8"/>
    </style:style>
    <style:style style:name="T9" style:family="text">
      <style:text-properties officeooo:rsid="0034d335"/>
    </style:style>
    <style:style style:name="T10" style:family="text">
      <style:text-properties officeooo:rsid="00332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l universitar: <text:span text:style-name="T1">{{UniversityYear}}</text:span></text:p>
      <text:p text:style-name="P2">{{FacultyName}}</text:p>
      <text:p text:style-name="P3">Domeniul: {{Domain}}</text:p>
      <text:p text:style-name="P4">Specializarea: {{Specialization}}</text:p>
      <text:p text:style-name="P4">Anul de studiu: {{StudentYear}}</text:p>
      <text:p text:style-name="P4"/>
      <text:p text:style-name="P5">CONTRACT DE STUDII</text:p>
      <text:p text:style-name="P6">Date personale ale studentului(ei)</text:p>
      <text:p text:style-name="P7">Nume și prenume <text:span text:style-name="T2">{{FullName}}</text:span><text:span text:style-name="T3"> Nr. Matricol: </text:span><text:span text:style-name="T2">{{StudentId}}</text:span></text:p>
      <text:p text:style-name="P8">CI: Seria <text:span text:style-name="T2">{{IdCardSeries}}</text:span> număr: <text:span text:style-name="T2">{{IdCardNumber}}</text:span> Cod Numeric Personal: <text:span text:style-name="T2">{{CNP}}</text:span></text:p>
      <text:p text:style-name="P8">Nr telefon: <text:span text:style-name="T2">{{StudentPhone}}</text:span> e-mail: <text:span text:style-name="T4">{{StudentEmail}}</text:span></text:p>
      <text:p text:style-name="P9"><text:span text:style-name="T3"/></text:p>
      <text:p text:style-name="P9">Pentru anul universitar <text:span text:style-name="T2">{{UniversityYear}} </text:span>doresc să mă înscriu la următoarele cursuri:</text:p>
      <text:p text:style-name="P10">{{#SubjectsSemester1}}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r Crt</text:p>
          </table:table-cell>
          <table:table-cell table:style-name="Table1.A1" office:value-type="string">
            <text:p text:style-name="P11">Codul Disciplinei</text:p>
          </table:table-cell>
          <table:table-cell table:style-name="Table1.A1" office:value-type="string">
            <text:p text:style-name="P11">Tipul Disciplinei</text:p>
          </table:table-cell>
          <table:table-cell table:style-name="Table1.A1" office:value-type="string">
            <text:p text:style-name="P11">Denumirea Disciplinei</text:p>
          </table:table-cell>
          <table:table-cell table:style-name="Table1.E1" office:value-type="string">
            <text:p text:style-name="P11">Nr. Credite</text:p>
          </table:table-cell>
        </table:table-row>
        <table:table-row>
          <table:table-cell table:style-name="Table1.A2" table:number-columns-spanned="5" office:value-type="string">
            <text:p text:style-name="P12">SEMESTRUL 1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3">{{I}}</text:p>
          </table:table-cell>
          <table:table-cell table:style-name="Table1.A3" office:value-type="string">
            <text:p text:style-name="P13">{{Code}}</text:p>
          </table:table-cell>
          <table:table-cell table:style-name="Table1.A3" office:value-type="string">
            <text:p text:style-name="P13">{{Type}}</text:p>
          </table:table-cell>
          <table:table-cell table:style-name="Table1.A3" office:value-type="string">
            <text:p text:style-name="P13">{{Name}}</text:p>
          </table:table-cell>
          <table:table-cell table:style-name="Table1.A2" office:value-type="string">
            <text:p text:style-name="P13">{{Credits}}</text:p>
          </table:table-cell>
        </table:table-row>
      </table:table>
      <text:p text:style-name="P10">{{/SubjectsSemester1}}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14">Total credite semestrul 1: <text:s/><text:span text:style-name="T5">{{TotalCreditsSemester1}}</text:span></text:p>
          </table:table-cell>
        </table:table-row>
      </table:table>
      <text:p text:style-name="P10">{{#SubjectsSemester2}}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5">SEMESTRUL <text:span text:style-name="T6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6">{{I}}</text:p>
          </table:table-cell>
          <table:table-cell table:style-name="Table2.A2" office:value-type="string">
            <text:p text:style-name="P16">{{Code}}</text:p>
          </table:table-cell>
          <table:table-cell table:style-name="Table2.A2" office:value-type="string">
            <text:p text:style-name="P16">{{Type}}</text:p>
          </table:table-cell>
          <table:table-cell table:style-name="Table2.A2" office:value-type="string">
            <text:p text:style-name="P16">{{Name}}</text:p>
          </table:table-cell>
          <table:table-cell table:style-name="Table2.E2" office:value-type="string">
            <text:p text:style-name="P16">{{Credits}}</text:p>
          </table:table-cell>
        </table:table-row>
      </table:table>
      <text:p text:style-name="P10">{{/SubjectsSemester2}}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17">Total credite semestrul <text:span text:style-name="T7">2</text:span>: <text:span text:style-name="T5">{{TotalCreditsSemester2}}</text:span></text:p>
          </table:table-cell>
        </table:table-row>
      </table:table>
      <text:p text:style-name="P18"/>
      <text:p text:style-name="P18"><text:span text:style-name="T8">Completând</text:span> acest contract de studiu, iau la <text:span text:style-name="T8">cunoștință</text:span> <text:span text:style-name="T8">următoarele</text:span>:</text:p>
      <text:p text:style-name="P19">1. Am dreptul la o singura înscriere gratuita pentru o disciplina din planul de învățământ.</text:p>
      <text:p text:style-name="P19">2. Înscrierea la o disciplina înseamnă îndeplinirea cerințelor precizate în statusul disciplinei.</text:p>
      <text:p text:style-name="P19">3. Numai înscrierea la o disciplina i-mi da dreptul sa ma prezint la examen.</text:p>
      <text:p text:style-name="P19">4. Numărul minim de credite pentru disciplinele obligatorii și opționale dintr-un semestru este 30.</text:p>
      <text:p text:style-name="P19">5. Promovarea unui an universitar necesita obținerea a minimum 30 de credite la disciplinele obligatorii și opționale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Data înscrierii:</text:p>
          </table:table-cell>
          <table:table-cell table:style-name="Table5.A1" office:value-type="string">
            <text:p text:style-name="P21">Semnătură student:____{{image:Signature}}<text:span text:style-name="T9">____</text:span><text:span text:style-name="T10">_____</text:span></text:p>
          </table:table-cell>
        </table:table-row>
        <table:table-row>
          <table:table-cell table:style-name="Table5.A1" office:value-type="string">
            <text:p text:style-name="P20">Data corectării: {{Now}}</text:p>
          </table:table-cell>
          <table:table-cell table:style-name="Table5.A1" office:value-type="string">
            <text:p text:style-name="P22">Semnătură student:____{{image:Signature}}_________</text:p>
          </table:table-cell>
        </table:table-row>
        <table:table-row>
          <table:table-cell table:style-name="Table5.A1" office:value-type="string">
            <text:p text:style-name="P20">RECTOR,</text:p>
          </table:table-cell>
          <table:table-cell table:style-name="Table5.A1" office:value-type="string">
            <text:p text:style-name="P20">SECRETAR SPECIALIZARE: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16:25.161722479</meta:creation-date>
    <dc:date>2026-01-12T22:35:36.400128180</dc:date>
    <meta:editing-duration>PT1H28M54S</meta:editing-duration>
    <meta:editing-cycles>48</meta:editing-cycles>
    <meta:generator>LibreOffice/25.2.6.2$Linux_X86_64 LibreOffice_project/520$Build-2</meta:generator>
    <meta:document-statistic meta:table-count="5" meta:image-count="0" meta:object-count="0" meta:page-count="1" meta:paragraph-count="46" meta:word-count="182" meta:character-count="1560" meta:non-whitespace-character-count="1423"/>
  </office:meta>
</office:document-meta>
</file>